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312b2" officeooo:paragraph-rsid="000312b2"/>
    </style:style>
    <style:style style:name="P2" style:family="paragraph" style:parent-style-name="Standard">
      <style:paragraph-properties fo:line-height="130%" fo:text-align="center" style:justify-single-word="false"/>
      <style:text-properties style:font-name="Liberation Serif" officeooo:rsid="000312b2" officeooo:paragraph-rsid="000312b2"/>
    </style:style>
    <style:style style:name="P3" style:family="paragraph" style:parent-style-name="Standard">
      <style:paragraph-properties fo:line-height="130%" fo:text-align="justify" style:justify-single-word="false"/>
      <style:text-properties style:font-name="Liberation Serif" officeooo:rsid="000312b2" officeooo:paragraph-rsid="000312b2"/>
    </style:style>
    <style:style style:name="P4" style:family="paragraph" style:parent-style-name="Standard" style:list-style-name="L1">
      <style:paragraph-properties fo:line-height="130%" fo:text-align="justify" style:justify-single-word="false"/>
      <style:text-properties style:font-name="Liberation Serif" officeooo:rsid="000312b2" officeooo:paragraph-rsid="000312b2"/>
    </style:style>
    <style:style style:name="T1" style:family="text">
      <style:text-properties fo:color="#000000" fo:font-size="12pt" fo:language="none" fo:country="none" officeooo:rsid="00118e55" style:font-size-asian="12pt" style:font-name-complex="Times New Roman1" style:font-size-complex="12pt"/>
    </style:style>
    <style:style style:name="T2" style:family="text">
      <style:text-properties officeooo:rsid="0003e73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рактическая работа № 1</text:p>
      <text:p text:style-name="P2">“<text:span text:style-name="T1">Построение модели предметной области</text:span>”</text:p>
      <text:p text:style-name="P2"/>
      <text:p text:style-name="P3"><text:tab/>Построить модель предметной области по теме курсовой работы. Можно использовать естественный язык. Модель должна содержать:</text:p>
      <text:list xml:id="list1977564855567300544" text:style-name="L1">
        <text:list-item>
          <text:p text:style-name="P4">Список объектов</text:p>
        </text:list-item>
        <text:list-item>
          <text:p text:style-name="P4">Список свойств каждого объектам</text:p>
        </text:list-item>
        <text:list-item>
          <text:p text:style-name="P4">Список методов каждого объекта</text:p>
        </text:list-item>
        <text:list-item>
          <text:p text:style-name="P4">Сценарии взаимодействия объектов</text:p>
        </text:list-item>
        <text:list-item>
          <text:p text:style-name="P4">Используемые алгоритмические зависимости</text:p>
        </text:list-item>
      </text:list>
      <text:p text:style-name="P3"><text:tab/><text:span text:style-name="T2">Модель должна содержать не менее 12 объектов и не должна быть противоречивой и избыточной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21:02:35.159391824</meta:creation-date>
    <dc:date>2019-09-01T21:40:54.585802871</dc:date>
    <meta:editing-duration>PT15M1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58" meta:character-count="434" meta:non-whitespace-character-count="388"/>
  </office:meta>
</office:document-meta>
</file>